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dc5d" officeooo:paragraph-rsid="0013dc5d"/>
    </style:style>
    <style:style style:name="P2" style:family="paragraph" style:parent-style-name="Standard">
      <style:text-properties officeooo:rsid="0013f67c" officeooo:paragraph-rsid="0013f67c"/>
    </style:style>
    <style:style style:name="P3" style:family="paragraph" style:parent-style-name="Standard">
      <style:text-properties officeooo:rsid="0015dfd2" officeooo:paragraph-rsid="0015dfd2"/>
    </style:style>
    <style:style style:name="P4" style:family="paragraph" style:parent-style-name="Standard">
      <style:text-properties officeooo:rsid="0013dc5d" officeooo:paragraph-rsid="0015dfd2"/>
    </style:style>
    <style:style style:name="P5" style:family="paragraph" style:parent-style-name="Text_20_body">
      <style:text-properties officeooo:rsid="0013dc5d" officeooo:paragraph-rsid="0015dfd2"/>
    </style:style>
    <style:style style:name="P6" style:family="paragraph" style:parent-style-name="Text_20_body">
      <style:text-properties officeooo:rsid="0013f67c" officeooo:paragraph-rsid="0015dfd2"/>
    </style:style>
    <style:style style:name="P7" style:family="paragraph" style:parent-style-name="Standard">
      <style:text-properties officeooo:rsid="0013f67c" officeooo:paragraph-rsid="0015df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Grupo: TroqTempo (Wolfgang, Ricardo, Filipe, Iverton) </text:p>
      <text:p text:style-name="P1"/>
      <text:p text:style-name="P1">1) Apresentação</text:p>
      <text:p text:style-name="P1">- Clara</text:p>
      <text:p text:style-name="P1">A apresentaçao foi bem clara, apresentando a ideia do projeto de forma simples, não gerando nenhuma dúvida.</text:p>
      <text:p text:style-name="P1"/>
      <text:p text:style-name="P1">- Objetiva</text:p>
      <text:p text:style-name="P2">O grupo apresentou o trabalho de forma objetiva, explicando os tópicos do projeto direto ao ponto.</text:p>
      <text:p text:style-name="P2"/>
      <text:p text:style-name="P1"/>
      <text:p text:style-name="P1">2) Você concorda com as decisões tomadas? Por quê?</text:p>
      <text:p text:style-name="P1"/>
      <text:p text:style-name="P2">Sim, concordo com as decisões tomadas pelo grupo, pois o grupo explicou as razões para as suas decisões com clareza.</text:p>
      <text:p text:style-name="P2"/>
      <text:p text:style-name="P2"/>
      <text:p text:style-name="P3">Grupo 2: <text:line-break/></text:p>
      <text:p text:style-name="P4">1) Apresentação</text:p>
      <text:p text:style-name="P4">- Clara</text:p>
      <text:p text:style-name="P5">A apresentação foi clara e explicou a ideia do projeto de modo simples, sem deixar dúvidas.</text:p>
      <text:p text:style-name="P4"/>
      <text:p text:style-name="P4">- Objetiva</text:p>
      <text:p text:style-name="P6">O grupo apresentou o trabalho de maneira objetiva, explicando os tópicos do projeto de forma direta.</text:p>
      <text:p text:style-name="P7"/>
      <text:p text:style-name="P4"/>
      <text:p text:style-name="P4">2) Você concorda com as decisões tomadas? Por quê?</text:p>
      <text:p text:style-name="P4"/>
      <text:p text:style-name="P6">Sim, concordo com as decisões do grupo, porque elas foram explicadas de maneira clara e bem justificadas.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9:25:24.330752190</meta:creation-date>
    <dc:date>2025-11-18T21:58:11.481844987</dc:date>
    <meta:editing-duration>PT23H37M51S</meta:editing-duration>
    <meta:editing-cycles>1</meta:editing-cycles>
    <meta:document-statistic meta:table-count="0" meta:image-count="0" meta:object-count="0" meta:page-count="1" meta:paragraph-count="16" meta:word-count="140" meta:character-count="845" meta:non-whitespace-character-count="718"/>
    <meta:generator>LibreOffice/25.2.6.2$Linux_X86_64 LibreOffice_project/40d1a0e1d5bdf1afaeae24d9ece32bbb00fa66a4</meta:generator>
  </office:meta>
</office:document-meta>
</file>